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2" style:family="paragraph" style:parent-style-name="Standard">
      <style:text-properties fo:font-weight="bold" style:font-weight-asian="bold"/>
    </style:style>
    <style:style style:name="P3" style:family="paragraph" style:parent-style-name="Standard">
      <style:text-properties officeooo:rsid="001495c8" officeooo:paragraph-rsid="001495c8"/>
    </style:style>
    <style:style style:name="P4" style:family="paragraph" style:parent-style-name="Standard">
      <style:text-properties officeooo:rsid="00150876" officeooo:paragraph-rsid="00150876"/>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REPASO. EL TIEMPO DE TRABAJO.</text:p>
      <text:p text:style-name="Standard"/>
      <text:p text:style-name="Standard"/>
      <text:p text:style-name="P2">1) <text:s/>Alfredo trabaja en una cabina de una autopista de peaje en el turno de noche entre las 23:00 y las 7:00 horas:</text:p>
      <text:p text:style-name="Standard">a. ¿Tiene derecho a plus de nocturnidad?</text:p>
      <text:p text:style-name="Standard">b. ¿Y a plus de turnicidad?</text:p>
      <text:p text:style-name="Standard">c. Alfredo aceptó el turno de noche porque le venía bien estudiar durante el día, pero una vez terminados los exámenes está pensando en dejarlo. Su encargado le dice que no puede ponerle en otro. ¿Tiene que aceptar Alfredo obligatoriamente ese turno?</text:p>
      <text:p text:style-name="Standard"/>
      <text:p text:style-name="P2">2) Si un trabajador ha prestado sus servicios en una empresa entre el 1 de octubre de 2012 y el 30 de abril de 2013 y su convenio establece 24 días laborales de vacaciones, calcula:</text:p>
      <text:p text:style-name="Standard">a. ¿A cuántos días de vacaciones tiene derecho en 2012?</text:p>
      <text:p text:style-name="Standard">b. ¿A qué compensación económica tiene derecho por las vacaciones no disfrutadas de 2013 si su salario era de 31,76 €/diarios?</text:p>
      <text:p text:style-name="Standard"/>
      <text:p text:style-name="Standard"/>
      <text:p text:style-name="P2">3) Joaquín Doval fue contratado en Calzados Sena S.L., el día 1 de noviembre de 2009. Si el convenio colectivo establece 30 días naturales de vacaciones anuales:</text:p>
      <text:p text:style-name="Standard"><text:span text:style-name="T1">a.</text:span> ¿A cuántos días de vacaciones tiene derecho Joaquín hasta el 31 de diciembre de 2009?</text:p>
      <text:p text:style-name="Standard"><text:span text:style-name="T1">b. </text:span>El sueldo de Joaquín en Calzados Sena S.L., es de 45 euros diarios y ha finalizado su contrato el 31 de mayo de 2010 antes de haber disfrutado de sus vacaciones. ¿A qué compensación económica tiene derecho?</text:p>
      <text:p text:style-name="P3">562,50 €</text:p>
      <text:p text:style-name="Standard"><text:span text:style-name="T1">c.</text:span> Tras su paso por Calzados Sena, Joaquín es contratado por Gráficas Bao S.A., por 900 euros/mes durante 6 meses, del 15 de junio al 15 de diciembre de 2010. ¿A qué compensación tiene derecho si el convenio colectivo de Gráficas Bao S.A. establece 22 días laborables de vacaciones anuales de los cuales ya ha disfrutado 5?</text:p>
      <text:p text:style-name="P3">180 €</text:p>
      <text:p text:style-name="Standard"/>
      <text:p text:style-name="Standard"/>
      <text:p text:style-name="Standard"/>
      <text:p text:style-name="Standard"/>
      <text:p text:style-name="P2"><text:soft-page-break/>4) Maite Navia ha realizado 10 horas extraordinarias voluntarias durante el mes de octubre que, según el convenio colectivo, computan con un incremento salarial del 50% sobre la hora ordinaria. Si cada hora ordinaria tiene una retribución de 22 €, calcula:</text:p>
      <text:p text:style-name="Standard">a. ¿Cuánto percibiría por las horas extraordinarias realizadas?</text:p>
      <text:p text:style-name="P3">330 €</text:p>
      <text:p text:style-name="Standard">b. ¿Cuál sería el importe si el convenio no estableciera nada al respecto?</text:p>
      <text:p text:style-name="P3">Lo mismo</text:p>
      <text:p text:style-name="Standard">c. En meses anteriores y en lo que se refiere a horas extraordinarias, Maite ha realizado 42 horas voluntarias (de las cuales ha compensado 8 por descanso), las 15 horas que establece su convenio colectivo y 5 debido a un incendio. ¿Cuántas horas extraordinarias podría realizar Maite todavía en el resto del año?</text:p>
      <text:p text:style-name="P3"><text:bookmark text:name="_GoBack"/>80 -89 = 21 h</text:p>
      <text:p text:style-name="P2">5) ¿Qué permisos retribuidos corresponden en los siguientes casos?</text:p>
      <text:p text:style-name="Standard">a. Jurado en un juicio.</text:p>
      <text:p text:style-name="P3">El tiempo indispensable</text:p>
      <text:p text:style-name="Standard">b. Mudanza de domicilio.</text:p>
      <text:p text:style-name="P3">El dia de la mudanza</text:p>
      <text:p text:style-name="Standard">c. Fallecimiento de un tío carnal.</text:p>
      <text:p text:style-name="P3">No <text:s/>tendria permiso, ya uqe tio es familiar de tercer grado</text:p>
      <text:p text:style-name="Standard">d. Enfermedad grave del abuelo con desplazamiento a otra comunidad autónoma.</text:p>
      <text:p text:style-name="P4">4 Dias, ya que hay desplacamiento</text:p>
      <text:p text:style-name="Standard">e. Técnicas de preparación al parto.</text:p>
      <text:p text:style-name="P4">El tiempo indispensable</text:p>
      <text:p text:style-name="Standard"/>
      <text:p text:style-name="Standard"/>
      <text:p text:style-name="P2">6) Indica si son legales las siguientes jornadas de trabajo:</text:p>
      <text:p text:style-name="Standard">a. La contratación de un trabajador de 17 años desde las 14 hasta las 21 horas sin derecho a la remuneración de la pausa de los 15 minutos y un día y medio de descanso semanal.</text:p>
      <text:p text:style-name="P4">La duracion de la jornada es correcta, la pausa tiene que ser de 30 min y el descanso semanal tiene que ser de dos dias initerrumpidos.</text:p>
      <text:p text:style-name="Standard">b. Una trabajadora que tiene a su hijo recién nacido todavía hospitalizado y ha reducido su jornada desde las 8 hasta las 7 horas con la correspondiente disminución de salario.</text:p>
      <text:p text:style-name="P4">No tiene que tener disminucion de salario</text:p>
      <text:p text:style-name="Standard"><text:soft-page-break/>c. Una madre que sale media hora antes de que acabe la jornada para darle el pecho a su hija de 6 meses.</text:p>
      <text:p text:style-name="P4">Correcta</text:p>
      <text:p text:style-name="Standard">d. Un trabajador que reduce su jornada de 8 a 3 horas y medias (con la correspondiente reducción de salario) para cuidar de su nieto de 5 años.</text:p>
      <text:p text:style-name="P4">La maxima reducion de jornada seria la mtad de la jornada, como mucho 4h</text:p>
      <text:p text:style-name="Standard"/>
      <text:p text:style-name="P2">7) Razona si son verdaderas o falsas las siguientes afirmaciones:</text:p>
      <text:p text:style-name="Standard">a. Una distribución irregular de la jornada puede suponer que un trabajador tenga que trabajar más de 9 horas diarias.</text:p>
      <text:p text:style-name="P4">Verdadero</text:p>
      <text:p text:style-name="Standard">b. El permiso de lactancia puede ser disfrutado tanto por la mujer como por el hombre.</text:p>
      <text:p text:style-name="P4">Verdadero</text:p>
      <text:p text:style-name="Standard">c. En cualquier tipo de jornada, el descanso dentro de la jornada será, como mínimo, de 15 minutos; pero depende de lo que establezca el convenio para que sea remunerada o no.</text:p>
      <text:p text:style-name="P4">No en cualquier tipo de jornada, tiene que durar al menos 6h continuadas</text:p>
      <text:p text:style-name="Standard">d. El plazo mínimo de antelación para saber el período de disfrute de las vacaciones es de 1 mes y medio.</text:p>
      <text:p text:style-name="P4">Plazo minimo de 2 mes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redondo79</meta:initial-creator>
    <meta:editing-cycles>7</meta:editing-cycles>
    <meta:creation-date>2013-11-10T11:16:00</meta:creation-date>
    <dc:date>2022-02-22T12:09:49.492000000</dc:date>
    <meta:editing-duration>PT46M38S</meta:editing-duration>
    <meta:generator>LibreOffice/7.2.0.4$Windows_X86_64 LibreOffice_project/9a9c6381e3f7a62afc1329bd359cc48accb6435b</meta:generator>
    <meta:document-statistic meta:table-count="0" meta:image-count="0" meta:object-count="0" meta:page-count="3" meta:paragraph-count="50" meta:word-count="779" meta:character-count="4354" meta:non-whitespace-character-count="36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